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2.4799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06">
            <text:p>0.006</text:p>
          </table:table-cell>
          <table:table-cell office:value-type="string">
            <text:p>pp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10050004">
            <text:p>41005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2592800009432">
            <text:p>45.2592800009</text:p>
          </table:table-cell>
          <table:table-cell office:value-type="float" office:value="-122.588151">
            <text:p>-122.588151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10052002">
            <text:p>410052002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5">
            <text:p>5</text:p>
          </table:table-cell>
          <table:table-cell office:value-type="string">
            <text:p>Clackamas</text:p>
          </table:table-cell>
          <table:table-cell office:value-type="float" office:value="45.443178">
            <text:p>45.443178</text:p>
          </table:table-cell>
          <table:table-cell office:value-type="float" office:value="-122.638042">
            <text:p>-122.638042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10090004">
            <text:p>41009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table:number-columns-repeated="2"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8900">
            <text:p>38900</text:p>
          </table:table-cell>
          <table:table-cell office:value-type="string">
            <text:p>Portland-Vancouver-Hillsboro, OR-WA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9">
            <text:p>9</text:p>
          </table:table-cell>
          <table:table-cell office:value-type="string">
            <text:p>Columbia</text:p>
          </table:table-cell>
          <table:table-cell office:value-type="float" office:value="45.7685310009428">
            <text:p>45.7685310009</text:p>
          </table:table-cell>
          <table:table-cell office:value-type="float" office:value="-122.7721">
            <text:p>-122.7721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10290201">
            <text:p>4102902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2780">
            <text:p>32780</text:p>
          </table:table-cell>
          <table:table-cell office:value-type="string">
            <text:p>Medford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29">
            <text:p>29</text:p>
          </table:table-cell>
          <table:table-cell office:value-type="string">
            <text:p>Jackson</text:p>
          </table:table-cell>
          <table:table-cell office:value-type="float" office:value="42.229891000939">
            <text:p>42.2298910009</text:p>
          </table:table-cell>
          <table:table-cell office:value-type="float" office:value="-122.7877">
            <text:p>-122.787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10390060">
            <text:p>410390060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office:value-type="float" office:value="44.026312">
            <text:p>44.026312</text:p>
          </table:table-cell>
          <table:table-cell office:value-type="float" office:value="-123.083737">
            <text:p>-123.083737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table:number-columns-repeated="2"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410391007">
            <text:p>410391007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1660">
            <text:p>21660</text:p>
          </table:table-cell>
          <table:table-cell office:value-type="string">
            <text:p>Eugene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39">
            <text:p>39</text:p>
          </table:table-cell>
          <table:table-cell office:value-type="string">
            <text:p>La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410470004">
            <text:p>41047000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41420">
            <text:p>41420</text:p>
          </table:table-cell>
          <table:table-cell office:value-type="string">
            <text:p>Salem, OR</text:p>
          </table:table-cell>
          <table:table-cell office:value-type="float" office:value="41">
            <text:p>41</text:p>
          </table:table-cell>
          <table:table-cell office:value-type="string">
            <text:p>Oregon</text:p>
          </table:table-cell>
          <table:table-cell office:value-type="float" office:value="47">
            <text:p>47</text:p>
          </table:table-cell>
          <table:table-cell office:value-type="string">
            <text:p>Marion</text:p>
          </table:table-cell>
          <table:table-cell office:value-type="float" office:value="44.8102900009432">
            <text:p>44.8102900009</text:p>
          </table:table-cell>
          <table:table-cell office:value-type="float" office:value="-122.915085">
            <text:p>-122.915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76" meta:object-count="0"/>
    <meta:generator>LibreOffice/3.5$Linux_X86_64 LibreOffice_project/350m1$Build-2</meta:generator>
  </office:meta>
</office:document-meta>
</file>